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union du 7 avril</text:p>
      <text:p text:style-name="Standard">Tous présents</text:p>
      <text:p text:style-name="Standard"/>
      <text:p text:style-name="Standard">Avancement</text:p>
      <text:p text:style-name="Standard">Morgane -&gt; page profil</text:p>
      <text:p text:style-name="Standard">Adrien -&gt; Structuration des données</text:p>
      <text:p text:style-name="Standard"/>
      <text:p text:style-name="Standard">Faire un fichier pour stocker le nom des variables a commiter régulièrement pour pouvoir avoir les noms</text:p>
      <text:p text:style-name="Standard">Vue et 1 contrôle dessus pour chaque page</text:p>
      <text:p text:style-name="Standard">Structure en MVC-&gt; Adrien </text:p>
      <text:p text:style-name="Standard">-&gt; en attente tant que aucune page vraiment faite</text:p>
      <text:p text:style-name="Standard">Addition des bouts de projet (regroupement du projet) -&gt; Adri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6:33:50.919000000</meta:creation-date>
    <dc:date>2016-04-07T16:34:38.782000000</dc:date>
    <meta:editing-duration>PT54S</meta:editing-duration>
    <meta:editing-cycles>1</meta:editing-cycles>
    <meta:document-statistic meta:table-count="0" meta:image-count="0" meta:object-count="0" meta:page-count="1" meta:paragraph-count="10" meta:word-count="64" meta:character-count="380" meta:non-whitespace-character-count="325"/>
    <meta:generator>LibreOffice/5.0.0.5$Windows_x86 LibreOffice_project/1b1a90865e348b492231e1c451437d7a15bb262b</meta:generator>
  </office:meta>
</office:document-meta>
</file>